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Text_20_body" style:master-page-name="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style:page-number="auto" fo:background-color="transparent" fo:padding="0.0193in" fo:border="0.06pt solid #d9d9e3"/>
    </style:style>
    <style:style style:name="P3" style:family="paragraph" style:parent-style-name="Heading_20_3">
      <style:text-properties fo:language="ru" fo:country="RU" officeooo:rsid="00201080" officeooo:paragraph-rsid="00201080"/>
    </style:style>
    <style:style style:name="P4" style:family="paragraph" style:parent-style-name="Heading_20_3">
      <style:text-properties fo:font-size="11pt" fo:language="ru" fo:country="RU" fo:font-weight="normal" officeooo:rsid="00201080" officeooo:paragraph-rsid="00201080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0201080"/>
    </style:style>
    <style:style style:name="P6" style:family="paragraph" style:parent-style-name="Heading_20_3">
      <style:text-properties fo:language="ru" fo:country="RU" officeooo:rsid="00201080" officeooo:paragraph-rsid="00262db5"/>
    </style:style>
    <style:style style:name="P7" style:family="paragraph" style:parent-style-name="Preformatted_20_Text" style:list-style-name="L3">
      <style:paragraph-properties fo:margin-left="0in" fo:margin-right="0in" fo:text-indent="0in" style:auto-text-indent="false" fo:padding="0.0193in" fo:border="0.06pt solid #d9d9e3"/>
    </style:style>
    <style:style style:name="P8" style:family="paragraph" style:parent-style-name="Preformatted_20_Text" style:list-style-name="L3">
      <style:paragraph-properties fo:margin-left="0in" fo:margin-right="0in" fo:margin-top="0in" fo:margin-bottom="0.1965in" style:contextual-spacing="false" fo:text-indent="0in" style:auto-text-indent="false" fo:padding="0.0193in" fo:border="0.06pt solid #d9d9e3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paragraph-rsid="00201080"/>
    </style:style>
    <style:style style:name="P10" style:family="paragraph" style:parent-style-name="Text_20_body" style:list-style-name="L1">
      <style:paragraph-properties fo:margin-left="0in" fo:margin-right="0in" fo:text-indent="0in" style:auto-text-indent="false" fo:padding="0.0193in" fo:border="0.06pt solid #d9d9e3"/>
    </style:style>
    <style:style style:name="P11" style:family="paragraph" style:parent-style-name="Text_20_body" style:list-style-name="L2">
      <style:paragraph-properties fo:margin-left="0in" fo:margin-right="0in" fo:text-indent="0in" style:auto-text-indent="false" fo:padding="0.0193in" fo:border="0.06pt solid #d9d9e3"/>
    </style:style>
    <style:style style:name="P12" style:family="paragraph" style:parent-style-name="Text_20_body" style:list-style-name="L3">
      <style:paragraph-properties fo:margin-left="0in" fo:margin-right="0in" fo:text-indent="0in" style:auto-text-indent="false" fo:padding="0.0193in" fo:border="0.06pt solid #d9d9e3"/>
    </style:style>
    <style:style style:name="P13" style:family="paragraph" style:parent-style-name="Text_20_body" style:list-style-name="L3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 fo:padding="0.0193in" fo:border="0.06pt solid #d9d9e3">
        <style:tab-stops>
          <style:tab-stop style:position="0in"/>
        </style:tab-stops>
      </style:paragraph-properties>
    </style:style>
    <style:style style:name="T1" style:family="text">
      <style:text-properties loext:padding="0.0193in" loext:border="0.06pt solid #d9d9e3"/>
    </style:style>
    <style:style style:name="T2" style:family="text">
      <style:text-properties officeooo:rsid="001e2ed3" loext:padding="0.0193in" loext:border="0.06pt solid #d9d9e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background-color="#ffff00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 loext:padding="0in" loext:border="none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 loext:padding="0in" loext:border="none"/>
    </style:style>
    <style:style style:name="T9" style:family="text">
      <style:text-properties fo:font-weight="bold" fo:background-color="#ffff00" loext:char-shading-value="0" style:font-weight-asian="bold" style:font-weight-complex="bold" loext:padding="0in" loext:border="none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style:text-underline-style="none" fo:background-color="transparent" loext:char-shading-value="0"/>
    </style:style>
    <style:style style:name="T12" style:family="text">
      <style:text-properties style:text-underline-style="none" fo:background-color="#e8f2a1" loext:char-shading-value="0"/>
    </style:style>
    <style:style style:name="T13" style:family="text">
      <style:text-properties loext:padding="0in" loext:border="none"/>
    </style:style>
    <style:style style:name="T14" style:family="text">
      <style:text-properties fo:language="uk" fo:country="UA" officeooo:rsid="00262db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ТЕСТ 1. Подпись </text:h>
      <text:h text:style-name="P4" text:outline-level="3">(закрытым ключом. Имя ключа <text:span text:style-name="T7">server.key</text:span>, имя подписываемого файла <text:span text:style-name="T4">122023.pdf,</text:span><text:span text:style-name="T11"> результат </text:span><text:span text:style-name="T12">122023.pdf._signed_ )</text:span></text:h>
      <text:p text:style-name="P5">POST <text:span text:style-name="T5">https://127.0.0.1:7777/api/v1/epss/sign/</text:span></text:p>
      <text:p text:style-name="P5">BODY </text:p>
      <text:p text:style-name="P5">{</text:p>
      <text:p text:style-name="P5"><text:s text:c="4"/>"FileName": "\temp\\DataFroTest\\122023.pdf",</text:p>
      <text:p text:style-name="P5"><text:s text:c="4"/>"KeyFiles": [</text:p>
      <text:p text:style-name="P5"><text:s text:c="8"/>"\\temp\\DataFroTest\\PrivatKeys\\server.key"</text:p>
      <text:p text:style-name="P5"><text:s text:c="4"/>],</text:p>
      <text:p text:style-name="P5"><text:s text:c="4"/>"dataString": "",</text:p>
      <text:p text:style-name="P5"><text:s text:c="4"/>"keyString": ""</text:p>
      <text:p text:style-name="P5">}</text:p>
      <text:p text:style-name="P5"/>
      <text:p text:style-name="P5"/>
      <text:h text:style-name="P6" text:outline-level="3">ТЕСТ <text:span text:style-name="T14">2</text:span>. <text:span text:style-name="T14">Снятие п</text:span>одпис<text:span text:style-name="T14">и</text:span></text:h>
      <text:p text:style-name="P5">If you have a certificate and you need to extract the public key from it, you can use the <text:span text:style-name="Source_20_Text"><text:span text:style-name="T9">forge.pki.certificateFromPem</text:span></text:span> function to parse the certificate, and then use the <text:span text:style-name="Source_20_Text"><text:span text:style-name="T9">publicKey</text:span></text:span><text:span text:style-name="T10"> property</text:span> <text:span text:style-name="T3">of the certificate object to get the public key</text:span>.</text:p>
      <text:p text:style-name="P5"/>
      <text:p text:style-name="P5">async function readKeyFileWithTags(keyFile, keyType) {<text:line-break/> <text:s/>const keyBuffer = await fs.readFile(keyFile, 'utf8');<text:line-break/> <text:s/>if (keyType === 'PUBLIC') {<text:line-break/> <text:s text:c="3"/>if (keyBuffer.includes('-----BEGIN CERTIFICATE-----')) {<text:line-break/> <text:s text:c="5"/>const certificate = <text:span text:style-name="T10">forge.pki.certificateFromPem</text:span>(keyBuffer);<text:line-break/> <text:s text:c="5"/>return forge.pki.publicKeyToPem(certificate.publicKey);<text:line-break/> <text:s text:c="3"/>}<text:line-break/> <text:s/>}<text:line-break/> <text:s/>return keyBuffer;<text:line-break/>}</text:p>
      <text:p text:style-name="P5"/>
      <text:h text:style-name="Heading_20_3" text:outline-level="3">Алгоритмы в node-forge:</text:h>
      <text:list text:style-name="L1">
        <text:list-item>
          <text:p text:style-name="P10"><text:span text:style-name="Strong_20_Emphasis"><text:span text:style-name="T1">Хэширование</text:span></text:span>:</text:p>
          <text:list>
            <text:list-item>
              <text:p text:style-name="P10"><text:span text:style-name="Strong_20_Emphasis"><text:span text:style-name="T1">MD (Message Digest)</text:span></text:span>: <text:span text:style-name="Source_20_Text"><text:span text:style-name="T1">node-forge</text:span></text:span> предоставляет поддержку различных алгоритмов хэширования, таких как SHA-1, SHA-256, SHA-512 и другие. Эти алгоритмы используются для создания хэш-значений из данных.</text:p>
            </text:list-item>
          </text:list>
        </text:list-item>
      </text:list>
      <text:p text:style-name="P2"><text:span text:style-name="Strong_20_Emphasis"><text:span text:style-name="T2">2. </text:span></text:span><text:span text:style-name="Strong_20_Emphasis"><text:span text:style-name="T1">Шифрование</text:span></text:span>:</text:p>
      <text:list text:style-name="L2">
        <text:list-item>
          <text:list>
            <text:list-item>
              <text:p text:style-name="P11"><text:span text:style-name="Strong_20_Emphasis"><text:span text:style-name="T1">AES (Advanced Encryption Standard)</text:span></text:span>: <text:span text:style-name="Source_20_Text"><text:span text:style-name="T1">node-forge</text:span></text:span> позволяет шифровать и расшифровывать данные с использованием алгоритмов AES.</text:p>
            </text:list-item>
          </text:list>
        </text:list-item>
      </text:list>
      <text:list text:style-name="L3">
        <text:list-header>
          <text:p text:style-name="P7"><text:soft-page-break/><text:span text:style-name="Source_20_Text"><text:span text:style-name="T1">const cipher = forge.cipher.createCipher('AES-CBC', key)</text:span></text:span></text:p>
          <text:p text:style-name="P7"><text:span text:style-name="Source_20_Text"><text:span text:style-name="T1">cipher.start({ iv: iv })</text:span></text:span></text:p>
          <text:p text:style-name="P7"><text:span text:style-name="Source_20_Text"><text:span text:style-name="T1">cipher.update(forge.util.createBuffer(data, 'utf8'))</text:span></text:span></text:p>
          <text:p text:style-name="P7"><text:span text:style-name="Source_20_Text"><text:span text:style-name="T1">cipher.finish()</text:span></text:span></text:p>
          <text:p text:style-name="P8"><text:span text:style-name="Source_20_Text"><text:span text:style-name="T1">const encrypted = cipher.output.toHex()</text:span></text:span></text:p>
          <text:p text:style-name="P13"><text:span text:style-name="Strong_20_Emphasis"><text:span text:style-name="T2">3. </text:span></text:span><text:span text:style-name="Strong_20_Emphasis"><text:span text:style-name="T1">PKCS#7</text:span></text:span>:</text:p>
          <text:list>
            <text:list-item>
              <text:p text:style-name="P12"><text:span text:style-name="Source_20_Text"><text:span text:style-name="T1">node-forge</text:span></text:span> также поддерживает стандарт PKCS#7, который используется для упаковки, подписи и шифрования данных.</text:p>
            </text:list-item>
            <text:list-item>
              <text:p text:style-name="P12"><text:span text:style-name="T1">const</text:span> p7 = forge.<text:span text:style-name="T1">pkcs7</text:span>.<text:span text:style-name="T1">createSignedData</text:span>(); p7.<text:span text:style-name="T1">content</text:span> = forge.<text:span text:style-name="T1">util</text:span>.<text:span text:style-name="T1">createBuffer</text:span>(<text:span text:style-name="T1">'Your message here'</text:span>); p7.<text:span text:style-name="T1">addCertificate</text:span>(cert); p7.<text:span text:style-name="T1">addSigner</text:span>({ <text:span text:style-name="T1">key</text:span>: privateKey, <text:span text:style-name="T1">certificate</text:span>: cert }); p7.<text:span text:style-name="T1">sign</text:span>({ <text:span text:style-name="T1">detached</text:span>: <text:span text:style-name="T1">false</text:span> }); <text:span text:style-name="T1">const</text:span> pem = forge.<text:span text:style-name="T1">pkcs7</text:span>.<text:span text:style-name="T1">messageToPem</text:span>(p7); </text:p>
            </text:list-item>
          </text:list>
        </text:list-header>
      </text:list>
      <text:p text:style-name="P1">Пример создания PKCS#7 сообщения в <text:span text:style-name="Source_20_Text"><text:span text:style-name="T1">node-forge</text:span></text:span> </text:p>
      <text:p text:style-name="P1">const forge = require('node-forge');</text:p>
      <text:p text:style-name="P1"/>
      <text:p text:style-name="P1">// Создание PKCS#7</text:p>
      <text:p text:style-name="P1">const p7 = forge.pkcs7.createSignedData();</text:p>
      <text:p text:style-name="P1">p7.content = forge.util.createBuffer('Your message here');</text:p>
      <text:p text:style-name="P1">p7.addCertificate(cert);</text:p>
      <text:p text:style-name="P1">p7.addSigner({</text:p>
      <text:p text:style-name="P1"><text:s text:c="4"/>key: privateKey,</text:p>
      <text:p text:style-name="P1"><text:s text:c="4"/>certificate: cert</text:p>
      <text:p text:style-name="P1">});</text:p>
      <text:p text:style-name="P1">p7.sign({ detached: false });</text:p>
      <text:p text:style-name="P1"/>
      <text:p text:style-name="P1">const pem = forge.pkcs7.messageToPem(p7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12:16:52.556000000</meta:creation-date>
    <meta:generator>LibreOffice/7.6.4.1$Windows_X86_64 LibreOffice_project/e19e193f88cd6c0525a17fb7a176ed8e6a3e2aa1</meta:generator>
    <dc:date>2024-01-04T20:12:15.715000000</dc:date>
    <meta:editing-duration>PT18M31S</meta:editing-duration>
    <meta:editing-cycles>10</meta:editing-cycles>
    <meta:document-statistic meta:table-count="0" meta:image-count="0" meta:object-count="0" meta:page-count="2" meta:paragraph-count="40" meta:word-count="248" meta:character-count="2249" meta:non-whitespace-character-count="1980"/>
  </office:meta>
</office:document-meta>
</file>